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" style:font-family-generic="swiss" style:font-pitch="variable"/>
    <style:font-face style:name="Monotype Corsiva" svg:font-family="'Monotype Corsiva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8pt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2pt" fo:font-style="normal" fo:text-shadow="none" style:text-underline-style="none" fo:font-weight="bold" style:letter-kerning="true" style:font-name-asian="Arial" style:font-size-asian="2pt" style:font-style-asian="normal" style:font-weight-asian="bold" style:font-name-complex="Arial" style:font-size-complex="2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3pt" fo:font-style="normal" fo:text-shadow="none" style:text-underline-style="none" fo:font-weight="bold" style:letter-kerning="true" style:font-name-asian="Arial" style:font-size-asian="3pt" style:font-style-asian="normal" style:font-weight-asian="bold" style:font-name-complex="Arial" style:font-size-complex="3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6pt" fo:font-style="normal" fo:text-shadow="none" style:text-underline-style="none" fo:font-weight="bold" style:letter-kerning="true" style:font-name-asian="Arial" style:font-size-asian="6pt" style:font-style-asian="normal" style:font-weight-asian="bold" style:font-name-complex="Arial" style:font-size-complex="6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6pt" fo:font-style="normal" fo:text-shadow="none" style:text-underline-style="none" fo:font-weight="normal" style:letter-kerning="true" style:font-name-asian="Mangal" style:font-size-asian="14pt" style:font-style-asian="normal" style:font-weight-asian="normal" style:font-name-complex="Mangal" style:font-size-complex="16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6b2394" style:text-outline="false" style:text-line-through-styl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font-size="11pt" style:font-size-asian="11pt" style:font-size-complex="11pt"/>
    </style:style>
    <style:style style:name="P10" style:family="paragraph" style:parent-style-name="Standard">
      <style:paragraph-properties fo:margin-left="0in" fo:margin-right="0in" fo:margin-top="0in" fo:margin-bottom="0.05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1pt" fo:font-style="normal" fo:text-shadow="none" style:text-underline-style="none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1" style:family="paragraph" style:parent-style-name="Header">
      <style:paragraph-properties fo:text-align="center" style:justify-single-word="false"/>
      <style:text-properties style:font-name="Arial Bold" fo:font-size="10pt" style:font-size-asian="10pt" style:font-size-complex="10pt"/>
    </style:style>
    <style:style style:name="P1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7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7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8pt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8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0pt" fo:font-style="normal" fo:text-shadow="none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0.5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letter-kerning="true" style:font-name-asian="Mangal" style:font-size-asian="8.75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9pt" fo:font-style="normal" fo:text-shadow="none" style:text-underline-style="none" fo:font-weight="normal" style:letter-kerning="true" style:font-name-asian="Mangal" style:font-size-asian="9pt" style:font-style-asian="normal" style:font-weight-asian="normal" style:font-name-complex="Mangal" style:font-size-complex="9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6pt" fo:font-style="normal" fo:text-shadow="none" style:text-underline-style="none" fo:font-weight="normal" style:letter-kerning="true" style:font-name-asian="Mangal" style:font-size-asian="14pt" style:font-style-asian="normal" style:font-weight-asian="normal" style:font-name-complex="Mangal" style:font-size-complex="16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margin-left="0in" fo:margin-right="0in" fo:margin-top="0in" fo:margin-bottom="0.0402in" style:line-height-at-least="0.1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7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7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name="Arial"/>
    </style:style>
    <style:style style:name="T2" style:family="text">
      <style:text-properties fo:color="#660066" style:font-name="Arial" fo:font-weight="bold" style:font-name-asian="Arial" style:font-weight-asian="bold" style:font-name-complex="Arial" style:font-weight-complex="bold"/>
    </style:style>
    <style:style style:name="T3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T4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5" style:family="text">
      <style:text-properties fo:color="#000000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6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000000" style:font-name="Arial" fo:font-size="8pt" fo:font-style="italic" fo:font-weight="bold" style:font-name-asian="Arial" style:font-size-asian="8pt" style:font-style-asian="italic" style:font-weight-asian="bold" style:font-name-complex="Arial" style:font-size-complex="8pt" style:font-style-complex="italic" style:font-weight-complex="bold"/>
    </style:style>
    <style:style style:name="T8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0" style:family="text">
      <style:text-properties fo:color="#000000" style:font-name="Arial" fo:font-weight="bold" style:font-name-asian="Arial" style:font-weight-asian="bold" style:font-name-complex="Arial" style:font-weight-complex="bold"/>
    </style:style>
    <style:style style:name="T11" style:family="text">
      <style:text-properties fo:color="#000000" style:text-outline="false" style:text-line-through-style="none" style:font-name="Arial" fo:font-style="normal" fo:text-shadow="none" style:text-underline-style="none" fo:font-weight="bold" style:letter-kerning="true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000000" style:font-name="Monotype Corsiva" fo:font-size="24pt" style:font-name-asian="Monotype Corsiva1" style:font-size-asian="24pt" style:font-name-complex="Monotype Corsiva1" style:font-size-complex="24pt"/>
    </style:style>
    <style:style style:name="T13" style:family="text">
      <style:text-properties fo:color="#000000" style:font-name="Monotype Corsiva" fo:font-size="24pt" fo:font-weight="bold" style:font-name-asian="Monotype Corsiva1" style:font-size-asian="24pt" style:font-weight-asian="bold" style:font-name-complex="Monotype Corsiva1" style:font-size-complex="24pt" style:font-weight-complex="bold"/>
    </style:style>
    <style:style style:name="T14" style:family="text">
      <style:text-properties fo:color="#000000" style:font-name="Monotype Corsiva" style:font-name-asian="Monotype Corsiva1" style:font-name-complex="Monotype Corsiva1"/>
    </style:style>
    <style:style style:name="T15" style:family="text">
      <style:text-properties fo:color="#000000" style:font-name="Monotype Corsiva" fo:font-size="12pt" style:font-name-asian="Monotype Corsiva1" style:font-size-asian="12pt" style:font-name-complex="Monotype Corsiva1" style:font-size-complex="12pt"/>
    </style:style>
    <style:style style:name="T16" style:family="text">
      <style:text-properties fo:color="#6b2394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7" style:family="text">
      <style:text-properties fo:color="#6b2394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8" style:family="text">
      <style:text-properties fo:color="#6b2394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9" style:family="text">
      <style:text-properties fo:color="#6b2394" style:font-name="Arial" fo:font-weight="bold" style:font-name-asian="Arial" style:font-weight-asian="bold" style:font-name-complex="Arial" style:font-weight-complex="bold"/>
    </style:style>
    <style:style style:name="T20" style:family="text">
      <style:text-properties fo:color="#6b2394" style:text-outline="false" style:text-line-through-style="none" style:font-name="Arial" fo:font-style="normal" fo:text-shadow="none" style:text-underline-style="none" fo:font-weight="bold" style:letter-kerning="true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21" style:family="text">
      <style:text-properties fo:color="#6b2394" fo:font-size="10pt" style:font-size-asian="10pt" style:font-size-complex="10pt"/>
    </style:style>
    <style:style style:name="T22" style:family="text">
      <style:text-properties style:use-window-font-color="true" style:font-name="Mangal" fo:font-size="18pt" fo:font-weight="normal" style:font-name-asian="Mangal" style:font-size-asian="18pt" style:font-weight-asian="normal" style:font-name-complex="Mangal" style:font-size-complex="18pt" style:font-weight-complex="normal"/>
    </style:style>
    <style:style style:name="T23" style:family="text">
      <style:text-properties style:use-window-font-color="true" style:font-name="Mangal" fo:font-size="22pt" fo:font-weight="normal" style:font-name-asian="Mangal" style:font-size-asian="22pt" style:font-weight-asian="normal" style:font-name-complex="Mangal" style:font-size-complex="22pt" style:font-weight-complex="normal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6">RESERVE ME A </text:span><text:span text:style-name="T12">Seat</text:span><text:span text:style-name="T14"> </text:span><text:span text:style-name="T18">IN THE</text:span><text:span text:style-name="T15"> </text:span><text:span text:style-name="T13">Spotlight</text:span><text:span text:style-name="T16"> </text:span></text:p>
      <text:p text:style-name="P21"><text:span text:style-name="T16">AT THE </text:span><text:span text:style-name="T19">P</text:span><text:span text:style-name="T16">INOLE </text:span><text:span text:style-name="T19">C</text:span><text:span text:style-name="T16">OMMUNITY </text:span><text:span text:style-name="T19">P</text:span><text:span text:style-name="T16">LAYHOUSE</text:span></text:p>
      <text:p text:style-name="P7"/>
      <text:p text:style-name="P13">NAME ______________________________________________________________________________</text:p>
      <text:p text:style-name="P21"/>
      <text:p text:style-name="P13">ADDRESS __________________________________________________________________________</text:p>
      <text:p text:style-name="P21"/>
      <text:p text:style-name="P13">CITY __________________________________________________ STATE _______ ZIP ___________</text:p>
      <text:p text:style-name="P19"/>
      <text:p text:style-name="P13">HOME <text:s text:c="71"/>MOBILE <text:s text:c="69"/></text:p>
      <text:p text:style-name="P13">PHONE __________________________________ PHONE ___________________________________</text:p>
      <text:p text:style-name="P21"/>
      <text:p text:style-name="P13">EMAIL _____________________________________________________________________________</text:p>
      <text:p text:style-name="P18"/>
      <text:p text:style-name="P8"><text:tab/><text:tab/><text:tab/>CHECK ONE</text:p>
      <text:p text:style-name="P5"><text:span text:style-name="T4"><text:tab/><text:tab/><text:tab/><text:tab/> <text:s/></text:span><text:span text:style-name="T5">______</text:span><text:tab/><text:span text:style-name="T3">FULL PAYMENT <text:s text:c="2"/></text:span><text:span text:style-name="T16">$175</text:span><text:span text:style-name="T2"> </text:span><text:span text:style-name="T3">UNTIL 6/30/11</text:span><text:span text:style-name="T4"><text:tab/> </text:span><text:span text:style-name="T16">$250</text:span><text:span text:style-name="T2"> </text:span><text:span text:style-name="T3">AFTER 6/30/11</text:span></text:p>
      <text:p text:style-name="P5"><text:span text:style-name="T4"><text:tab/><text:tab/><text:tab/><text:tab/> <text:s/></text:span><text:span text:style-name="T5">______</text:span><text:tab/><text:span text:style-name="T3">3 PAYMENTS OVER SIX MONTHS <text:s/></text:span><text:span text:style-name="T16">$100 </text:span><text:span text:style-name="T9">+ </text:span><text:span text:style-name="T16">$75 </text:span><text:span text:style-name="T9">+ </text:span><text:span text:style-name="T16">$75</text:span><text:span text:style-name="T2"> </text:span><text:tab/></text:p>
      <text:p text:style-name="P23"><text:tab/><text:tab/><text:tab/><text:tab/><text:tab/>FROM DATE OF SUBMISSION</text:p>
      <text:p text:style-name="P8"><text:tab/><text:tab/><text:tab/>PAYMENT OPTIONS</text:p>
      <text:p text:style-name="P1"><text:span text:style-name="T26"><text:tab/><text:tab/><text:tab/><text:tab/></text:span><text:span text:style-name="T25">______</text:span><text:span text:style-name="T22"><text:tab/></text:span><text:span text:style-name="T24">ENCLOSED IS A <text:s/></text:span><text:span text:style-name="T21">CHECK</text:span><text:span text:style-name="T24"> <text:s/>FOR FULL PAYMENT </text:span><text:span text:style-name="T21">$</text:span><text:span text:style-name="T25">______________</text:span></text:p>
      <text:p text:style-name="P6"><text:span text:style-name="T8"><text:tab/><text:tab/><text:tab/><text:tab/></text:span><text:span text:style-name="T5">______</text:span><text:tab/><text:span text:style-name="T3">ENCLOSED IS A </text:span><text:span text:style-name="T17">CHECK</text:span><text:span text:style-name="T3"> FOR <text:s/></text:span><text:span text:style-name="T17">$100</text:span><text:span text:style-name="T4"> </text:span><text:span text:style-name="T3">FIRST INSTALLMENT OF THREE</text:span></text:p>
      <text:p text:style-name="P20"><text:span text:style-name="T1"><text:tab/><text:tab/><text:tab/></text:span><text:span text:style-name="T10"> <text:s text:c="3"/></text:span><text:span text:style-name="T1"><text:tab/><text:tab/></text:span><text:span text:style-name="T7">(Make check payable to: Pinole Community Players)</text:span></text:p>
      <text:p text:style-name="P5"><text:span text:style-name="T6"><text:tab/><text:tab/><text:tab/><text:tab/></text:span><text:span text:style-name="T5">______</text:span><text:span text:style-name="T28"><text:tab/></text:span><text:span text:style-name="T3">PLEASE </text:span><text:span text:style-name="T17">CHARGE</text:span><text:span text:style-name="T3"> <text:s/>MY <text:s text:c="2"/></text:span><text:span text:style-name="T5">____</text:span><text:span text:style-name="T4"> </text:span><text:span text:style-name="T6">VISA</text:span><text:span text:style-name="T3"> <text:s text:c="4"/></text:span><text:span text:style-name="T5">____</text:span><text:span text:style-name="T4"> </text:span><text:span text:style-name="T6">MASTERCARD</text:span></text:p>
      <text:p text:style-name="P3"><text:s text:c="2"/><text:span text:style-name="T23"><text:tab/><text:tab/><text:tab/><text:tab/></text:span><text:span text:style-name="T24">CARD NUMBER <text:s text:c="4"/></text:span><text:span text:style-name="T25">|___|___|___|___|</text:span><text:span text:style-name="T26"> </text:span><text:span text:style-name="T25">|___|___|___|___|</text:span><text:span text:style-name="T26"> </text:span><text:span text:style-name="T25">|___|___|___|___|</text:span><text:span text:style-name="T26"> </text:span><text:span text:style-name="T25">|___|___|___|___|</text:span><text:span text:style-name="T26"> </text:span></text:p>
      <text:p text:style-name="P2"><text:s/><text:span text:style-name="T22"><text:tab/><text:tab/><text:tab/><text:tab/></text:span><text:span text:style-name="T24">EXPIRATION <text:s text:c="9"/></text:span><text:span text:style-name="T25">______</text:span><text:span text:style-name="T26"> </text:span><text:span text:style-name="T27">/</text:span><text:span text:style-name="T25">______ <text:s text:c="4"/></text:span></text:p>
      <text:p text:style-name="P2"><text:s/><text:span text:style-name="T22"><text:tab/><text:tab/><text:tab/><text:tab/></text:span><text:span text:style-name="T24">SIGNATURE <text:s text:c="10"/></text:span><text:span text:style-name="T25">_______________________________________________________________</text:span></text:p>
      <text:p text:style-name="P1"><text:s/></text:p>
      <text:p text:style-name="P9"><text:span text:style-name="T11"><text:tab/><text:tab/></text:span><text:span text:style-name="T20">For your seat sponsorship include up to three (3) lines, with a maximum </text:span></text:p>
      <text:p text:style-name="P9"><text:span text:style-name="T20"><text:tab/><text:tab/>of <text:s/>20 characters and spaces per line. Print the text for the seat arm plaque.</text:span><text:span text:style-name="T20"> </text:span></text:p>
      <text:p text:style-name="P7"/>
      <text:p text:style-name="P4">|____|____|____|____|____|____|____|____|____|____|____|____|____|____|____|____|____|____|____|____|</text:p>
      <text:p text:style-name="P7"/>
      <text:p text:style-name="P4">|____|____|____|____|____|____|____|____|____|____|____|____|____|____|____|____|____|____|____|____|</text:p>
      <text:p text:style-name="P7"/>
      <text:p text:style-name="P4">|____|____|____|____|____|____|____|____|____|____|____|____|____|____|____|____|____|____|____|____|</text:p>
      <text:p text:style-name="P15"/>
      <text:p text:style-name="P10">Please send completed seat sponsorship forms and payment to:</text:p>
      <text:p text:style-name="P16">Pinole Community Players</text:p>
      <text:p text:style-name="P16">PO Box 182, Pinole, CA <text:s/>94564</text:p>
      <text:p text:style-name="P17">If you have any questions, please call (510) 223-35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" style:font-family-generic="swiss" style:font-pitch="variable"/>
    <style:font-face style:name="Monotype Corsiva" svg:font-family="'Monotype Corsiva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Bold" fo:font-size="10pt" style:font-size-asian="10pt" style:font-size-complex="10pt"/>
    </style:style>
    <style:style style:name="MP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a copy of this page with your web browser for each seat that you wish to sponsor.</text:p>
      </style:header>
      <style:footer>
        <text:p text:style-name="MP2">Seat sponsors must purchase tickets to any performance at the playhouse and are not guaranteed seating in chairs bearing their names. </text:p>
        <text:p text:style-name="MP2">All contributions are fully tax-deductible within the limits of state and federal laws, Non-profit 501 (c)(3) Federal I.D. No. 94-3110708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0T15:30:12</meta:creation-date>
    <dc:date>2011-06-20T20:25:26</dc:date>
    <meta:editing-duration>PT03H45M28S</meta:editing-duration>
    <meta:editing-cycles>7</meta:editing-cycles>
    <meta:generator>NeoOffice/3.2$Unix OpenOffice.org_project/Patch 4</meta:generator>
    <meta:print-date>2011-06-20T17:53:49</meta:print-date>
    <meta:document-statistic meta:table-count="0" meta:image-count="0" meta:object-count="0" meta:page-count="1" meta:paragraph-count="33" meta:word-count="221" meta:character-count="2278"/>
  </office:meta>
</office:document-meta>
</file>